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PROJETO E ANÁLISE DE ALGORITMOS I</text:h>
      <text:h text:style-name="P3" text:outline-level="1">Relatório trabalho 1</text:h>
      <text:p text:style-name="P2"/>
      <text:p text:style-name="P1">Douglas Costa, RA 104825</text:p>
      <text:p text:style-name="P1">Samuel Birocchi, RA 104052</text:p>
      <text:p text:style-name="P1"/>
      <text:p text:style-name="P1">Prof. Arnal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3-09-04T17:40:32</meta:creation-date>
    <dc:date>2013-10-02T18:17:48</dc:date>
    <dc:creator>douglas </dc:creator>
    <meta:editing-duration>P0D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5" meta:word-count="19" meta:character-count="116" meta:non-whitespace-character-count="102"/>
  </office:meta>
</office:document-meta>
</file>